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las_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Kelompok 2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 office:value-type="string" calcext:value-type="string">
            <text:p>flowchart</text:p>
          </table:table-cell>
          <table:table-cell table:number-columns-repeated="5"/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Kelompok 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 table:number-columns-repeated="2" office:value-type="string" calcext:value-type="string">
            <text:p>TF1</text:p>
          </table:table-cell>
          <table:table-cell table:number-columns-repeated="4"/>
        </table:table-row>
        <table:table-row table:style-name="ro1">
          <table:table-cell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 table:number-columns-repeated="2" office:value-type="string" calcext:value-type="string">
            <text:p>TF1</text:p>
          </table:table-cell>
          <table:table-cell table:number-columns-repeated="4"/>
        </table:table-row>
        <table:table-row table:style-name="ro1">
          <table:table-cell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table table:name="kelas_a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23T14:57:13.643563635</meta:creation-date>
    <dc:date>2018-11-23T16:09:05.723173500</dc:date>
    <dc:creator>abu dzar</dc:creator>
    <meta:editing-duration>PT44M37S</meta:editing-duration>
    <meta:editing-cycles>5</meta:editing-cycles>
    <meta:generator>LibreOffice/6.1.3.2$Linux_X86_64 LibreOffice_project/10$Build-2</meta:generator>
    <meta:document-statistic meta:table-count="2" meta:cell-count="44" meta:object-count="0"/>
  </office:meta>
</office:document-meta>
</file>